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text:list-style style:name="L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 fo:margin-left="36.00pt" fo:text-indent="0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20.55pt"/>
          <style:tab-stop style:position="32891.10pt"/>
          <style:tab-stop style:position="448176.25pt" style:type="right"/>
        </style:tab-stops>
      </style:paragraph-properties>
    </style:style>
    <style:style style:name="P5" style:family="paragraph">
      <style:paragraph-properties fo:line-height="100.00%" fo:text-align="center" fo:margin-left="36.00pt" fo:text-indent="0.00pt"/>
    </style:style>
    <style:style style:name="P6" style:family="paragraph">
      <style:paragraph-properties fo:line-height="100.00%" fo:text-align="left" fo:margin-left="36.00pt" fo:text-indent="0.00pt"/>
    </style:style>
    <style:style style:name="P7" style:family="paragraph">
      <style:paragraph-properties fo:line-height="100.00%" fo:text-align="center" fo:margin-left="18.00pt" fo:text-indent="0.00pt"/>
    </style:style>
    <style:style style:name="P8" style:family="paragraph">
      <style:paragraph-properties fo:line-height="100.00%" fo:text-align="left" fo:margin-left="18.00pt" fo:text-indent="0.00pt"/>
    </style:style>
    <style:style style:name="P9" style:family="paragraph">
      <style:paragraph-properties fo:line-height="100.00%" fo:text-align="left" fo:margin-left="0.00pt" fo:text-indent="18.00pt"/>
    </style:style>
    <style:style style:name="P10" style:family="paragraph">
      <style:paragraph-properties fo:line-height="100.00%" fo:text-align="justify" fo:margin-left="18.00pt" fo:text-indent="0.00pt"/>
    </style:style>
    <style:style style:name="P11" style:family="paragraph">
      <style:paragraph-properties fo:line-height="100.00%" fo:text-align="left" fo:margin-left="18.00pt" fo:text-indent="0.00p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120.55pt"/>
          <style:tab-stop style:position="32891.10pt"/>
          <style:tab-stop style:position="448176.25pt" style:type="right"/>
        </style:tab-stops>
      </style:paragraph-properties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120.55pt"/>
          <style:tab-stop style:position="32891.10pt"/>
          <style:tab-stop style:position="448176.25pt" style:type="right"/>
        </style:tab-stops>
      </style:paragraph-properties>
    </style:style>
    <style:style style:name="P17" style:family="paragraph">
      <style:paragraph-properties fo:line-height="100.00%" fo:text-align="left" fo:margin-left="234.00pt" fo:text-indent="0.00pt"/>
    </style:style>
    <style:style style:name="P18" style:family="paragraph">
      <style:paragraph-properties fo:line-height="100.00%" fo:text-align="justify" fo:margin-left="234.00pt" fo:text-indent="0.00pt"/>
    </style:style>
    <style:style style:name="TableColumn0100" style:family="table-column">
      <style:table-column-properties style:column-width="1.749306in"/>
    </style:style>
    <style:style style:name="TableColumn0101" style:family="table-column">
      <style:table-column-properties style:column-width="2.687500in"/>
    </style:style>
    <style:style style:name="TableColumn0102" style:family="table-column">
      <style:table-column-properties style:column-width="1.563194in"/>
    </style:style>
    <style:style style:name="Table01" style:family="table">
      <style:table-properties style:width="6.0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100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  <style:style style:name="TableCell010102" style:family="table-cell">
      <style:table-cell-properties fo:border-top="0.006944in solid #00000a" fo:border-left="0.006944in solid #00000a" fo:border-right="0.006944in solid #00000a" fo:border-bottom="0.006944in solid #00000a" fo:padding-left="0.075000in" fo:padding-right="0.075000in" fo:vertical-align="top" fo:background-color="#ffffff"/>
    </style:style>
  </office:automatic-styles>
  <office:body>
    <office:text>
      <text:p text:style-name="P1"><text:span text:style-name="T1">Arrays </text:span></text:p>
      <text:list text:style-name="L2">
        <text:list-item>
          <text:p text:style-name="P2"><text:span text:style-name="T2">WAP to Sort an array Elements<text:s text:c="2"/>and then segregate the even and odd elements of an array //1</text:span></text:p>
        </text:list-item>
        <text:list-item>
          <text:p text:style-name="P2"><text:span text:style-name="T2">WAP to Search an Element from an array //2</text:span></text:p>
        </text:list-item>
        <text:list-item>
          <text:p text:style-name="P2"><text:span text:style-name="T2">WAP to find the largest and smallest<text:s text:c="2"/>element of and array //3</text:span></text:p>
        </text:list-item>
        <text:list-item>
          <text:p text:style-name="P2"><text:span text:style-name="T2">WAP to find the index number of largest element //4</text:span></text:p>
        </text:list-item>
        <text:list-item>
          <text:p text:style-name="P2"><text:span text:style-name="T2">WAP to remove the element on specific index number form an array//5</text:span></text:p>
        </text:list-item>
        <text:list-item>
          <text:p text:style-name="P2"><text:span text:style-name="T2">WAP to find the second largest number<text:s text:c="2"/>of an array //6</text:span></text:p>
        </text:list-item>
        <text:list-item>
          <text:p text:style-name="P2"><text:span text:style-name="T2">WAP to sort an array using built in method and display the elements using<text:s text:c="2"/>foreach<text:s text:c="2"/>loop.//7</text:span></text:p>
        </text:list-item>
        <text:list-item>
          <text:p text:style-name="P2"><text:span text:style-name="T2">WAP to find the sum of an array elements//8</text:span></text:p>
        </text:list-item>
        <text:list-item>
          <text:p text:style-name="P2"><text:span text:style-name="T2">WAP to add the two matrices.</text:span></text:p>
        </text:list-item>
        <text:list-item>
          <text:p text:style-name="P2"><text:span text:style-name="T2">WAP to convert the decimal number into binary.</text:span></text:p>
        </text:list-item>
        <text:list-item>
          <text:p text:style-name="P2"><text:span text:style-name="T2">WAP to copy an array elements into new array and print the new array values.//11</text:span></text:p>
        </text:list-item>
        <text:list-item>
          <text:p text:style-name="P2"><text:span text:style-name="T2">Print the pattern:</text:span><text:span text:style-name="T3"><text:s text:c="2"/></text:span></text:p>
        </text:list-item>
      </text:list>
      <text:p text:style-name="P3"><text:span text:style-name="T4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5"><text:span text:style-name="T5">1</text:span></text:p>
            <text:p text:style-name="P5"><text:span text:style-name="T5">121</text:span></text:p>
            <text:p text:style-name="P5"><text:span text:style-name="T5">12321</text:span></text:p>
            <text:p text:style-name="P5"><text:span text:style-name="T5">1234321</text:span></text:p>
            <text:p text:style-name="P6"><text:span text:style-name="T6"/></text:p>
          </table:table-cell>
          <table:table-cell table:style-name="TableCell010001">
            <text:p text:style-name="P7"><text:span text:style-name="T7">*</text:span></text:p>
            <text:p text:style-name="P7"><text:span text:style-name="T7">***</text:span></text:p>
            <text:p text:style-name="P7"><text:span text:style-name="T7">*****</text:span></text:p>
            <text:p text:style-name="P7"><text:span text:style-name="T7">*******</text:span></text:p>
            <text:p text:style-name="P7"><text:span text:style-name="T7">*********</text:span></text:p>
            <text:p text:style-name="P8"><text:span text:style-name="T8"/></text:p>
          </table:table-cell>
          <table:table-cell table:style-name="TableCell010002">
            <text:p text:style-name="P9"><text:span text:style-name="T9">*</text:span></text:p>
            <text:p text:style-name="P9"><text:span text:style-name="T9">***</text:span></text:p>
            <text:p text:style-name="P9"><text:span text:style-name="T9">*****</text:span></text:p>
            <text:p text:style-name="P9"><text:span text:style-name="T9">*******</text:span></text:p>
            <text:p text:style-name="P10"><text:span text:style-name="T9">*********</text:span></text:p>
            <text:p text:style-name="P11"><text:span text:style-name="T10"/></text:p>
          </table:table-cell>
        </table:table-row>
        <table:table-row table:style-name="TableRow0101">
          <table:table-cell table:style-name="TableCell010100">
            <text:p text:style-name="P13"><text:span text:style-name="T10"/></text:p>
            <text:p text:style-name="P13"><text:span text:style-name="T11">* * * * *</text:span></text:p>
            <text:p text:style-name="P13"><text:span text:style-name="T11">* * * *</text:span></text:p>
            <text:p text:style-name="P13"><text:span text:style-name="T11">* * *</text:span></text:p>
            <text:p text:style-name="P13"><text:span text:style-name="T11">* *</text:span></text:p>
            <text:p text:style-name="P14"><text:span text:style-name="T11"><text:s text:c="8"/>*</text:span></text:p>
            <text:p text:style-name="P15"><text:span text:style-name="T12"/></text:p>
          </table:table-cell>
          <table:table-cell table:style-name="TableCell010101">
            <text:p text:style-name="P15"><text:span text:style-name="T13">2</text:span></text:p>
            <text:p text:style-name="P15"><text:span text:style-name="T13">4 6</text:span></text:p>
            <text:p text:style-name="P15"><text:span text:style-name="T13">8 10 12</text:span></text:p>
            <text:p text:style-name="P15"><text:span text:style-name="T13">14 16</text:span></text:p>
            <text:p text:style-name="P15"><text:span text:style-name="T13">18</text:span><text:span text:style-name="T14"/></text:p>
          </table:table-cell>
          <table:table-cell table:style-name="TableCell010102">
            <text:p text:style-name="P15"><text:span text:style-name="T14"/></text:p>
          </table:table-cell>
        </table:table-row>
      </table:table>
      <text:p text:style-name="P17"><text:span text:style-name="T15"><text:s/></text:span></text:p>
      <text:p text:style-name="P18"><text:span text:style-name="T1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